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1"><draw:image xlink:href="../sogo.png" xlink:type="simple" xlink:show="embed" xlink:actuate="onLoad"/></draw:frame></text:p>
      <text:p text:style-name="P3"/>
      <text:p text:style-name="P3"/>
      <text:p text:style-name="P3"/>
      <text:p text:style-name="P3"/>
      <text:p text:style-name="P5"/>
      <text:p text:style-name="P7">SOGo – Inverse Edition 1.3.1</text:p>
      <text:p text:style-name="P6">Mobile Devices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soft-page-break/>❏<text:tab/>Delete this entry. </text:p>
      <text:p text:style-name="P2"/>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soft-page-break/>❏<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text:soft-page-break/>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soft-page-break/>❏<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p text:style-name="Standard">If you want to synchronize contacts with Apple iPhone / iPod, you must install the Funambol client and configure the <text:span text:style-name="T6">sogo-card</text:span> sourc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About this Guide</text:chapter><text:tab/><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65</meta:editing-cycles>
    <meta:editing-duration>PT02H54M08S</meta:editing-duration>
    <dc:date>2010-08-03T19:46:58</dc:date>
    <meta:document-statistic meta:table-count="0" meta:image-count="2" meta:object-count="0" meta:page-count="14" meta:paragraph-count="151" meta:word-count="1945" meta:character-count="12377"/>
    <meta:user-defined meta:name="Info 1"/>
    <meta:user-defined meta:name="Info 2"/>
    <meta:user-defined meta:name="Info 3"/>
    <meta:user-defined meta:name="Info 4"/>
  </office:meta>
</office:document-meta>
</file>